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office:font-face-decls>
  <office:automatic-styles>
    <style:style style:name="P1" style:parent-style-name="Normal" style:master-page-name="MP0" style:family="paragraph">
      <style:paragraph-properties fo:break-before="page" fo:text-align="center"/>
    </style:style>
  </office:automatic-styles>
  <office:body>
    <office:text text:use-soft-page-breaks="true">
      <text:p text:style-name="P1">About section</text:p>
      <text:p text:style-name="Normal">Being Rich Media ads, they are of a much higher quality than your classic poster board ads that you may drive by every day. On mobile devices we are a given many more interesting avenues of interaction with our audiences. Our ads respond to the user through the<text:s/>phone's touchscreen and gyroscopic technology. This user interaction resonates much more effectively than a static image or simple video would.</text:p>
      <text:p text:style-name="Normal">But with all complicated things comes a great probability of something breaking. That's where I come in. My main role at Opera Mediaworks is to try and push the limits of these ads to make sure they are airtight. Broken ads do not leave a nice taste in the mouth when you're browsing, especially on devices with limited screen space.<text:s/>I also do some important checking of any tracking metrics built into the ad. These are important for monitoring the progress of these ad campaigns when they’re out in the big bad world; without these neither us or the client would know how many people had seen it, interacted with it or had thrown their phone through a window after viewing it.</text:p>
      <text:p text:style-name="Normal">&lt;h4&gt;Q: &lt;i&gt;Where does Front-End Development come in?&lt;/i&gt;&lt;/h4&gt;</text:p>
      <text:p text:style-name="Normal">I’m glad you (didn’t actually) ask that!</text:p>
      <text:p text:style-name="Normal">Even from before I started working with<text:s/>mobile<text:s/>ads, I have had an interest in learning programming. It’s almost a requirement in today’s age of near total interaction with computers.<text:s/>So, when I got to work alongside some of the great developers at Opera Mediaworks (OMW) I jumped a the chance to learn from them.<text:s/></text:p>
      <text:p text:style-name="Normal">In roughly 5-6 months of using great resources like &lt;a&gt; Codecademy &lt;/a&gt; then on to &lt;a&gt;Treehouse &lt;/a&gt; and<text:s/>the occasional (frequent) questions to my co-workers I felt like I had some grip on the situation. I’ve learnt a lot about HTML5, CSS3 and Javascript including just how big this fraction of development is! I’ve jumped into a world of Github, Grunt, NodeJS, NPM, pre-compilers, transpilers, ECMAScript, frameworks, libraries… the list goes o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l-Asus</meta:initial-creator>
    <dc:creator>Carl-Asus</dc:creator>
    <meta:creation-date>2016-02-07T16:48:00Z</meta:creation-date>
    <dc:date>2016-02-07T18:35:00Z</dc:date>
    <meta:template xlink:href="Normal" xlink:type="simple"/>
    <meta:editing-cycles>1</meta:editing-cycles>
    <meta:editing-duration>PT6420S</meta:editing-duration>
    <meta:document-statistic meta:page-count="1" meta:paragraph-count="3" meta:word-count="293" meta:character-count="1961" meta:row-count="13" meta:non-whitespace-character-count="1671"/>
  </office:meta>
</office:document-meta>
</file>